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0a9" officeooo:paragraph-rsid="001760a9"/>
    </style:style>
    <style:style style:name="P2" style:family="paragraph" style:parent-style-name="Standard">
      <style:text-properties officeooo:rsid="001760a9" officeooo:paragraph-rsid="001f7364"/>
    </style:style>
    <style:style style:name="P3" style:family="paragraph" style:parent-style-name="Standard">
      <style:text-properties fo:font-weight="bold" officeooo:rsid="001c9bfc" officeooo:paragraph-rsid="001c9bfc" style:font-weight-asian="bold" style:font-weight-complex="bold"/>
    </style:style>
    <style:style style:name="P4" style:family="paragraph" style:parent-style-name="Standard">
      <style:text-properties fo:font-weight="bold" officeooo:rsid="001f7364" officeooo:paragraph-rsid="001f7364" style:font-weight-asian="bold" style:font-weight-complex="bold"/>
    </style:style>
    <style:style style:name="P5" style:family="paragraph" style:parent-style-name="Standard">
      <style:text-properties fo:font-weight="bold" officeooo:rsid="001760a9" officeooo:paragraph-rsid="001f7364" style:font-weight-asian="bold" style:font-weight-complex="bold"/>
    </style:style>
    <style:style style:name="P6" style:family="paragraph" style:parent-style-name="Standard">
      <style:text-properties fo:font-weight="bold" officeooo:rsid="0021bc42" officeooo:paragraph-rsid="0021bc42" style:font-weight-asian="bold" style:font-weight-complex="bold"/>
    </style:style>
    <style:style style:name="P7" style:family="paragraph" style:parent-style-name="Standard">
      <style:text-properties officeooo:rsid="001f7364" officeooo:paragraph-rsid="001f7364"/>
    </style:style>
    <style:style style:name="P8" style:family="paragraph" style:parent-style-name="Standard">
      <style:text-properties officeooo:rsid="001f7364" officeooo:paragraph-rsid="00206487"/>
    </style:style>
    <style:style style:name="P9" style:family="paragraph" style:parent-style-name="Standard">
      <style:text-properties officeooo:rsid="001a9c22" officeooo:paragraph-rsid="001f7364"/>
    </style:style>
    <style:style style:name="P10" style:family="paragraph" style:parent-style-name="Standard">
      <style:text-properties officeooo:rsid="0021bc42" officeooo:paragraph-rsid="0021bc42"/>
    </style:style>
    <style:style style:name="P11" style:family="paragraph" style:parent-style-name="Standard">
      <style:text-properties officeooo:rsid="001760a9" officeooo:paragraph-rsid="00229961"/>
    </style:style>
    <style:style style:name="P12" style:family="paragraph" style:parent-style-name="Standard">
      <style:text-properties officeooo:paragraph-rsid="00229961"/>
    </style:style>
    <style:style style:name="T1" style:family="text">
      <style:text-properties officeooo:rsid="0017970b"/>
    </style:style>
    <style:style style:name="T2" style:family="text">
      <style:text-properties officeooo:rsid="0019175a"/>
    </style:style>
    <style:style style:name="T3" style:family="text">
      <style:text-properties officeooo:rsid="001a9c22"/>
    </style:style>
    <style:style style:name="T4" style:family="text">
      <style:text-properties officeooo:rsid="001f1ab7"/>
    </style:style>
    <style:style style:name="T5" style:family="text">
      <style:text-properties officeooo:rsid="001f7364"/>
    </style:style>
    <style:style style:name="T6" style:family="text">
      <style:text-properties officeooo:rsid="00206487"/>
    </style:style>
    <style:style style:name="T7" style:family="text">
      <style:text-properties officeooo:rsid="0021bc42"/>
    </style:style>
    <style:style style:name="T8" style:family="text">
      <style:text-properties officeooo:rsid="00229961"/>
    </style:style>
    <style:style style:name="T9" style:family="text">
      <style:text-properties officeooo:rsid="00176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1. </text:span>Create a launch CONFIG</text:p>
      <text:p text:style-name="P12"><text:span text:style-name="T9">aws autoscaling create-launch-configuration --launch-configuration-name launch_conf --image-id </text:span>ami-f4dd8b9c<text:span text:style-name="T9"> --instance-type t2.micro</text:span></text:p>
      <text:p text:style-name="P1"/>
      <text:p text:style-name="P1"/>
      <text:p text:style-name="P1"/>
      <text:p text:style-name="P1"/>
      <text:p text:style-name="P3"><text:span text:style-name="T7">2. </text:span>Lauch config &amp; user data at launch <text:span text:style-name="T5">(userdata script present in pc )</text:span></text:p>
      <text:p text:style-name="P12"><text:span text:style-name="T9">aws autoscaling create-launch-configuration --launch-configuration-name launch_conf --image-id </text:span>ami-f4dd8b9c<text:span text:style-name="T9"> --security-groups </text:span>sg-17942973<text:span text:style-name="T9"> --instance-type t2.micro --user-data file://userdata.sh –iam-instance-profile </text:span>arn:aws:iam::827647373187:instance-profile/Role_created </text:p>
      <text:p text:style-name="P12"/>
      <text:p text:style-name="P2"/>
      <text:p text:style-name="P7">Script</text:p>
      <text:p text:style-name="P7"/>
      <text:p text:style-name="P7">#!bin/bash </text:p>
      <text:p text:style-name="P7"/>
      <text:p text:style-name="P7">aws s3 cp s3://s3bucket<text:span text:style-name="T8">bootcamponly</text:span>/config.txt tmp/ </text:p>
      <text:p text:style-name="P2"/>
      <text:p text:style-name="P2"/>
      <text:p text:style-name="P2"/>
      <text:p text:style-name="P4"><text:span text:style-name="T7">3. </text:span>ALTERNATIVE <text:s/>(directly fetch file from s3)</text:p>
      <text:p text:style-name="P12"><text:span text:style-name="T9">aws autoscaling create-launch-configuration --launch-configuration-name launch_conf2 --image-id ami-f4dd8b9c --security-groups sg-17942973 --instance-type t2.micro --user-data s3://s3bucketbootcamponly/htmlfile2.html <text:s/>--iam-instance-profile </text:span>arn:aws:iam::827647373187:instance-profile/Role_created </text:p>
      <text:p text:style-name="P11"/>
      <text:p text:style-name="P5"/>
      <text:p text:style-name="P2"/>
      <text:p text:style-name="P2"/>
      <text:p text:style-name="P2"/>
      <text:p text:style-name="P2"/>
      <text:p text:style-name="P3"><text:span text:style-name="T7">4. </text:span>AutoScaling Group</text:p>
      <text:p text:style-name="P8">aws autoscaling create-auto-scaling-group --auto-scaling-group-name A<text:span text:style-name="T8">uto_scale</text:span> --min-size <text:span text:style-name="T6">2</text:span> --max-size 1<text:span text:style-name="T6">0</text:span> --launch-configuration <text:s/>l<text:span text:style-name="T8">aunch_conf2</text:span>c2 --vpc-zone-identifier subnet-d379a3f8,subnet-9d009cea <text:span text:style-name="T3">--desired-capacity 2 --health-check-type ELB --health-check-grace-period 30</text:span></text:p>
      <text:p text:style-name="P9"/>
      <text:p text:style-name="P9"/>
      <text:p text:style-name="P6"/>
      <text:p text:style-name="P6"/>
      <text:p text:style-name="P6">5. Scaling Policy</text:p>
      <text:p text:style-name="P6"/>
      <text:p text:style-name="P10">aws autoscaling put-scaling-policy --policy-name rvscalepolicy --auto-scaling-group-name A<text:span text:style-name="T8">uto_scale</text:span> --scaling-adjustment 2 --adjustment-type ChangeInCapacity --cooldown 60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02:11:13.704234393</meta:creation-date>
    <dc:date>2015-02-25T23:06:27.509693111</dc:date>
    <meta:editing-duration>PT2M4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37" meta:character-count="1392" meta:non-whitespace-character-count="1288"/>
  </office:meta>
</office:document-meta>
</file>